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dc7" officeooo:paragraph-rsid="0018fdc7"/>
    </style:style>
    <style:style style:name="P2" style:family="paragraph" style:parent-style-name="Standard">
      <style:text-properties officeooo:rsid="0018fdc7" officeooo:paragraph-rsid="001ad3d9"/>
    </style:style>
    <style:style style:name="P3" style:family="paragraph" style:parent-style-name="Standard">
      <style:text-properties officeooo:rsid="0018fdc7" officeooo:paragraph-rsid="001e9f1e"/>
    </style:style>
    <style:style style:name="P4" style:family="paragraph" style:parent-style-name="Standard">
      <style:paragraph-properties fo:line-height="150%"/>
      <style:text-properties officeooo:rsid="0018fdc7" officeooo:paragraph-rsid="0018fdc7"/>
    </style:style>
    <style:style style:name="P5" style:family="paragraph" style:parent-style-name="Standard">
      <style:text-properties officeooo:rsid="001c2cc9" officeooo:paragraph-rsid="0018fdc7"/>
    </style:style>
    <style:style style:name="P6" style:family="paragraph" style:parent-style-name="Standard">
      <style:text-properties officeooo:rsid="001e9f1e" officeooo:paragraph-rsid="001e9f1e"/>
    </style:style>
    <style:style style:name="P7" style:family="paragraph" style:parent-style-name="Standard">
      <style:paragraph-properties fo:line-height="200%"/>
      <style:text-properties officeooo:rsid="001e9f1e" officeooo:paragraph-rsid="001e9f1e"/>
    </style:style>
    <style:style style:name="P8" style:family="paragraph" style:parent-style-name="Standard">
      <style:paragraph-properties fo:line-height="200%"/>
      <style:text-properties officeooo:rsid="001e9f1e" officeooo:paragraph-rsid="001fe40c"/>
    </style:style>
    <style:style style:name="P9" style:family="paragraph" style:parent-style-name="Standard">
      <style:paragraph-properties fo:line-height="200%" fo:text-align="center" style:justify-single-word="false"/>
      <style:text-properties officeooo:rsid="001e9f1e" officeooo:paragraph-rsid="001fe40c"/>
    </style:style>
    <style:style style:name="P10" style:family="paragraph" style:parent-style-name="Standard">
      <style:paragraph-properties fo:break-before="page"/>
      <style:text-properties officeooo:rsid="001e9f1e" officeooo:paragraph-rsid="001e9f1e"/>
    </style:style>
    <style:style style:name="P11" style:family="paragraph" style:parent-style-name="Standard" style:list-style-name="L1">
      <style:text-properties officeooo:rsid="0018fdc7" officeooo:paragraph-rsid="0018fdc7"/>
    </style:style>
    <style:style style:name="P12" style:family="paragraph" style:parent-style-name="Standard" style:list-style-name="L1">
      <style:text-properties officeooo:rsid="0018fdc7" officeooo:paragraph-rsid="001ad3d9"/>
    </style:style>
    <style:style style:name="P13" style:family="paragraph" style:parent-style-name="Standard" style:list-style-name="L2">
      <style:text-properties officeooo:rsid="0018fdc7" officeooo:paragraph-rsid="001e9f1e"/>
    </style:style>
    <style:style style:name="P14" style:family="paragraph" style:parent-style-name="Standard" style:list-style-name="L4">
      <style:text-properties officeooo:rsid="0018fdc7" officeooo:paragraph-rsid="0018fdc7"/>
    </style:style>
    <style:style style:name="P15" style:family="paragraph" style:parent-style-name="Standard" style:list-style-name="L1">
      <style:text-properties officeooo:rsid="0019b5a7" officeooo:paragraph-rsid="0019b5a7"/>
    </style:style>
    <style:style style:name="P16" style:family="paragraph" style:parent-style-name="Standard" style:list-style-name="L4">
      <style:text-properties officeooo:rsid="0019b5a7" officeooo:paragraph-rsid="0019b5a7"/>
    </style:style>
    <style:style style:name="P17" style:family="paragraph" style:parent-style-name="Standard" style:list-style-name="L1">
      <style:text-properties officeooo:rsid="001ad3d9" officeooo:paragraph-rsid="001ad3d9"/>
    </style:style>
    <style:style style:name="P18" style:family="paragraph" style:parent-style-name="Standard" style:list-style-name="L4">
      <style:text-properties officeooo:rsid="001ad3d9" officeooo:paragraph-rsid="001ad3d9"/>
    </style:style>
    <style:style style:name="P19" style:family="paragraph" style:parent-style-name="Standard" style:list-style-name="L1">
      <style:text-properties officeooo:rsid="001e9f1e" officeooo:paragraph-rsid="001e9f1e"/>
    </style:style>
    <style:style style:name="P20" style:family="paragraph" style:parent-style-name="Standard" style:list-style-name="L2">
      <style:text-properties officeooo:rsid="001c2cc9" officeooo:paragraph-rsid="001e9f1e"/>
    </style:style>
    <style:style style:name="P21" style:family="paragraph" style:parent-style-name="Standard" style:list-style-name="L3">
      <style:text-properties officeooo:rsid="001c2cc9" officeooo:paragraph-rsid="001e9f1e"/>
    </style:style>
    <style:style style:name="T1" style:family="text">
      <style:text-properties officeooo:rsid="0018fdc7"/>
    </style:style>
    <style:style style:name="T2" style:family="text">
      <style:text-properties style:text-position="super 58%"/>
    </style:style>
    <style:style style:name="T3" style:family="text">
      <style:text-properties officeooo:rsid="0019b5a7"/>
    </style:style>
    <style:style style:name="T4" style:family="text">
      <style:text-properties officeooo:rsid="001c2cc9"/>
    </style:style>
    <style:style style:name="T5" style:family="text">
      <style:text-properties officeooo:rsid="001e9f1e"/>
    </style:style>
    <style:style style:name="T6" style:family="text">
      <style:text-properties officeooo:rsid="001fe40c"/>
    </style:style>
    <style:style style:name="T7" style:family="text">
      <style:text-properties officeooo:rsid="0021b3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ah Buchen</text:p>
      <text:p text:style-name="P4">CS 290 Spring 2018</text:p>
      <text:p text:style-name="P4">May 13<text:span text:style-name="T2">th</text:span> 2018</text:p>
      <text:p text:style-name="P4">Website Project Proposal</text:p>
      <text:p text:style-name="P1"/>
      <text:p text:style-name="P1"/>
      <text:p text:style-name="P9"><text:tab/><text:span text:style-name="T6">Collaboration</text:span></text:p>
      <text:p text:style-name="P8"><text:tab/>My website will be promoting the collaborative work of two poets, Callista Buchen and Amy Ash. It will have a minimalist, clean theme that uses shades of black, white, and gray. It will have a homepage with three subpages: “about”, “publications”, and “readings and events”. The homepage will have a mini bio about the partnership, as well as an image carousel (coded in javascript) of the various images used around the site. The subpages <text:span text:style-name="T7">will</text:span> be accessible from a horizontal menu on the homepage.</text:p>
      <text:p text:style-name="P7"/>
      <text:p text:style-name="P7"><text:tab/>The “about” page will have headshots and individual bios for both poets. The CVs of both women will be presented in their own separate scroll boxes. There will be a section promoting their collaborative workshops and a handout that can be downloaded about the workshops.</text:p>
      <text:p text:style-name="P7"/>
      <text:p text:style-name="P7"><text:tab/>The “Readings and Events” page will have a list of past and upcoming readings presented in an unorder HTML list. There will be pictures of past readings as well as an embedded video of a reading.</text:p>
      <text:p text:style-name="P7"/>
      <text:p text:style-name="P7"><text:tab/>The “publications” page will have another html list, and all on-line publications will also include a link to the publication. Some screen shots or images of journals will be also be displayed.</text:p>
      <text:p text:style-name="P6"/>
      <text:p text:style-name="P10">Project Outline:</text:p>
      <text:p text:style-name="P6">Theme:<text:span text:style-name="T1"> Website to promote the collaborative poetry of Dr. Callista Buchen and Dr. Amy Ash</text:span></text:p>
      <text:p text:style-name="P1"/>
      <text:p text:style-name="P1">Homepage:</text:p>
      <text:list xml:id="list7862259859788595706" text:style-name="L1">
        <text:list-item>
          <text:p text:style-name="P11">Features</text:p>
          <text:list>
            <text:list-item>
              <text:p text:style-name="P11">horizontal menu</text:p>
            </text:list-item>
            <text:list-item>
              <text:p text:style-name="P15">picture carousel (javascript) <text:span text:style-name="T4">(use all the pictures on the other pages)</text:span></text:p>
            </text:list-item>
          </text:list>
        </text:list-item>
        <text:list-item>
          <text:p text:style-name="P11">Content</text:p>
          <text:list>
            <text:list-item>
              <text:p text:style-name="P17">mini bio</text:p>
            </text:list-item>
            <text:list-item>
              <text:p text:style-name="P19">various pictures</text:p>
              <text:p text:style-name="P12"/>
            </text:list-item>
          </text:list>
        </text:list-item>
      </text:list>
      <text:p text:style-name="P3">Page<text:span text:style-name="T5">1</text:span>: <text:s text:c="2"/><text:span text:style-name="T3">About</text:span></text:p>
      <text:list xml:id="list3525521157410660303" text:style-name="L2">
        <text:list-item>
          <text:p text:style-name="P13">Features</text:p>
          <text:list>
            <text:list-item>
              <text:p text:style-name="P20">Scroll box</text:p>
            </text:list-item>
            <text:list-item>
              <text:p text:style-name="P20">Object for download</text:p>
            </text:list-item>
          </text:list>
        </text:list-item>
        <text:list-item>
          <text:p text:style-name="P13">Content</text:p>
          <text:list>
            <text:list-item>
              <text:p text:style-name="P20">Pictures (head shots)</text:p>
            </text:list-item>
            <text:list-item>
              <text:p text:style-name="P20">Individual bios for Callista and Amy </text:p>
            </text:list-item>
            <text:list-item>
              <text:p text:style-name="P20">C<text:span text:style-name="T5">V</text:span>s for Callista and Amy (scroll box)</text:p>
            </text:list-item>
            <text:list-item>
              <text:p text:style-name="P20">Paragraphing promoting their collaborative workshops </text:p>
            </text:list-item>
            <text:list-item>
              <text:p text:style-name="P20">Collaborative workshop handout</text:p>
              <text:p text:style-name="P20"/>
            </text:list-item>
          </text:list>
        </text:list-item>
      </text:list>
      <text:p text:style-name="P3">Page<text:span text:style-name="T5">2</text:span>: Publications</text:p>
      <text:list xml:id="list215253581248799" text:continue-numbering="true" text:style-name="L2">
        <text:list-item>
          <text:p text:style-name="P13">Features</text:p>
          <text:list>
            <text:list-item>
              <text:p text:style-name="P20">HTML list</text:p>
            </text:list-item>
            <text:list-item>
              <text:p text:style-name="P13">outside links</text:p>
            </text:list-item>
          </text:list>
        </text:list-item>
        <text:list-item>
          <text:p text:style-name="P20">Content</text:p>
        </text:list-item>
      </text:list>
      <text:list xml:id="list9215472915031474440" text:style-name="L3">
        <text:list-item>
          <text:p text:style-name="P21">List of publications</text:p>
        </text:list-item>
        <text:list-item>
          <text:p text:style-name="P21">Pictures (screen shots of journals)</text:p>
          <text:p text:style-name="P21"/>
        </text:list-item>
      </text:list>
      <text:p text:style-name="P1">Page<text:span text:style-name="T5">3</text:span>: Readings and <text:span text:style-name="T3">Events</text:span></text:p>
      <text:list xml:id="list479357408169855727" text:style-name="L4">
        <text:list-item>
          <text:p text:style-name="P14">Features</text:p>
          <text:list>
            <text:list-item>
              <text:p text:style-name="P16">HTML list</text:p>
            </text:list-item>
          </text:list>
        </text:list-item>
        <text:list-item>
          <text:p text:style-name="P14">Content</text:p>
          <text:list>
            <text:list-item>
              <text:p text:style-name="P18">Pictures <text:span text:style-name="T4">(pictures of Amy and Callista reading)</text:span></text:p>
            </text:list-item>
            <text:list-item>
              <text:p text:style-name="P18">Video <text:span text:style-name="T4">(reading for BOAAT)</text:span></text:p>
            </text:list-item>
          </text:list>
        </text:list-item>
      </text:list>
      <text:p text:style-name="P1"/>
      <text:p text:style-name="P5"/>
      <text:p text:style-name="P1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32:50.006792153</meta:creation-date>
    <dc:date>2018-05-21T21:52:52.171672887</dc:date>
    <meta:editing-duration>P1DT8H20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344" meta:character-count="1977" meta:non-whitespace-character-count="1694"/>
  </office:meta>
</office:document-meta>
</file>